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&gt;&gt;<text:tab/>import student</text:p>
      <text:p text:style-name="Standard">&gt;&gt;&gt;<text:tab/></text:p>
      <text:p text:style-name="Standard">&gt;&gt;&gt;<text:tab/>jmhs = student( )<text:line-break/>&gt;&gt;&gt;<text:tab/></text:p>
      <text:p text:style-name="Standard">&gt;&gt;&gt;<text:tab/>jmhs.university = “Kennesaw State University”</text:p>
      <text:p text:style-name="Standard">&gt;&gt;&gt;<text:tab/></text:p>
      <text:p text:style-name="Standard">&gt;&gt;&gt;<text:tab/>jmhs.major = “Computer Science”</text:p>
      <text:p text:style-name="Standard">&gt;&gt;&gt;<text:tab/></text:p>
      <text:p text:style-name="Standard">&gt;&gt;&gt;<text:tab/>jmhs.expectedGradDate = “May 2019”</text:p>
      <text:p text:style-name="Standard">&gt;&gt;&gt;<text:tab/></text:p>
      <text:p text:style-name="Standard">&gt;&gt;&gt;<text:tab/>jmhs.connect = [ email: <text:s/><text:a xlink:type="simple" xlink:href="mailto:jp3isme@gmail.com" text:style-name="Internet_20_link" text:visited-style-name="Visited_20_Internet_20_Link">jp3isme@gmail.com</text:a>,</text:p>
      <text:p text:style-name="Standard">&gt;&gt;&gt;<text:tab/><text:tab/><text:tab/> <text:s text:c="3"/>twitter: <text:s/>jp3isme, </text:p>
      <text:p text:style-name="Standard">&gt;&gt;&gt;<text:tab/><text:tab/><text:tab/> <text:s text:c="3"/>spotify: <text:s/>jp3isme ] </text:p>
      <text:p text:style-name="Standard">&gt;&gt;&gt;<text:tab/></text:p>
      <text:p text:style-name="Standard">&gt;&gt;&gt;<text:tab/>jmhs.bio = <text:s text:c="3"/>“ I'm a Computer Science student at Kennesaw State University, </text:p>
      <text:p text:style-name="Standard">&gt;&gt;&gt;<text:tab/><text:tab/><text:tab/>passionate about our future and the applications of technology. </text:p>
      <text:p text:style-name="Standard">&gt;&gt;&gt;<text:tab/><text:tab/><text:tab/>I have a specific interest in artificial intelligence and </text:p>
      <text:p text:style-name="Standard">&gt;&gt;&gt;<text:tab/><text:tab/><text:tab/>autonomous technologies. I'm on track to graduate in 2019 with</text:p>
      <text:p text:style-name="Standard">&gt;&gt;&gt;<text:tab/><text:tab/><text:tab/>a BS in Computer Science, then I'll be starting a MS in </text:p>
      <text:p text:style-name="Standard">&gt;&gt;&gt;<text:tab/><text:tab/><text:tab/>Artificial Intelligence. “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text:tab/></text:p>
      <text:p text:style-name="Standard">&gt;&gt;&gt;</text:p>
      <text:p text:style-name="Standard">&gt;&gt;&gt;</text:p>
      <text:p text:style-name="Standard">&gt;&gt;&gt;</text:p>
      <text:p text:style-name="Standard"><text:line-break/> 1</text:p>
      <text:p text:style-name="Standard"><text:s/>2</text:p>
      <text:p text:style-name="Standard"><text:s/>3</text:p>
      <text:p text:style-name="Standard"><text:s/>4</text:p>
      <text:p text:style-name="Standard"><text:s/>5</text:p>
      <text:p text:style-name="Standard"><text:s/>6</text:p>
      <text:p text:style-name="Standard"><text:s/>7</text:p>
      <text:p text:style-name="Standard"><text:s/>8</text:p>
      <text:p text:style-name="Standard"><text:s/>9</text:p>
      <text:p text:style-name="Standard">10</text:p>
      <text:p text:style-name="Standard">11</text:p>
      <text:p text:style-name="Standard">12</text:p>
      <text:p text:style-name="Standard">13</text:p>
      <text:p text:style-name="Standard">14</text:p>
      <text:p text:style-name="Standard">15</text:p>
      <text:p text:style-name="Standard">16</text:p>
      <text:p text:style-name="Standard"><text:soft-page-break/>17</text:p>
      <text:p text:style-name="Standard">18</text:p>
      <text:p text:style-name="Standard">19</text:p>
      <text:p text:style-name="Standard">20</text:p>
      <text:p text:style-name="Standard">21</text:p>
      <text:p text:style-name="Standard">22</text:p>
      <text:p text:style-name="Standard">23</text:p>
      <text:p text:style-name="Standard">24</text:p>
      <text:p text:style-name="Standard">25</text:p>
      <text:p text:style-name="Standard">26</text:p>
      <text:p text:style-name="Standard">2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-Michael Smith</meta:initial-creator>
    <meta:creation-date>2017-04-12T23:57:57.58</meta:creation-date>
    <meta:document-statistic meta:table-count="0" meta:image-count="0" meta:object-count="0" meta:page-count="2" meta:paragraph-count="58" meta:word-count="143" meta:character-count="769"/>
    <dc:date>2017-04-13T02:08:48.53</dc:date>
    <dc:creator>John-Michael Smith</dc:creator>
    <meta:editing-duration>PT1H40M30S</meta:editing-duration>
    <meta:editing-cycles>1</meta:editing-cycles>
    <meta:generator>OpenOffice/4.1.3$Win32 OpenOffice.org_project/413m1$Build-9783</meta:generator>
  </office:meta>
</office:document-meta>
</file>